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fo:margin-top="0in" fo:margin-bottom="0.1965in" loext:contextual-spacing="false" fo:background-color="#f8f8f8"/>
    </style:style>
    <style:style style:name="T1" style:family="text">
      <style:text-properties fo:color="#bb4444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fo:color="#000000" officeooo:rsid="000cd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>The "Minimal" deployment of the kubernetes cluster is a single-node cluster so the master and the worker node will coexist over the same node.</text:span></text:span></text:p>
      <text:p text:style-name="P1"><text:span text:style-name="Source_20_Text"><text:span text:style-name="T3">The selected Kubeflow version is the last available one 1.4 and these are the necessary steps to manually deploy the platform once the k8s cluster is up and running.</text:span></text:span></text:p>
      <text:p text:style-name="P1"><text:span text:style-name="Source_20_Text"><text:span text:style-name="T3">The last Kubeflow platform (1.4) is not yet compatible with the latest kubernetes version 1.23 so the version 1.20 for all the kubernetes components ( kubectl , kubeadm , kubelet) is selected for a compatible deployment.</text:span></text:span></text:p>
      <text:p text:style-name="P1"><text:span text:style-name="Source_20_Text"><text:span text:style-name="T3">For the manual deployment another tool, integrated in the last versiosns of kubectl, "kustomize" is needed to modify the YAML files ( manifests) and upload the pods as will be explained later. </text:span></text:span></text:p>
      <text:p text:style-name="P1"><text:span text:style-name="Source_20_Text"><text:span text:style-name="T3">The needed version of "kustomize" is the 3.2.0 available in this repo : https://github.com/kubernetes-sigs/kustomize/releases/tag/v3.2.0 as a downlable asset.</text:span></text:span></text:p>
      <text:p text:style-name="P1"><text:span text:style-name="Source_20_Text"><text:span text:style-name="T3">After the download of the amd64 asset is finished to configure <text:s/>it correctly on a Linux OS:</text:span></text:span></text:p>
      <text:p text:style-name="P1"><text:span text:style-name="Source_20_Text"><text:span text:style-name="T3">sudo chmod +x amdfilename</text:span></text:span></text:p>
      <text:p text:style-name="P1"><text:span text:style-name="Source_20_Text"><text:span text:style-name="T3">sudo mv ./amdfilename /usr/local/bin/amdfilenam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hen we have to add the bin path of kustomize to the global variable PATH </text:span></text:span></text:p>
      <text:p text:style-name="P1"><text:span text:style-name="Source_20_Text"><text:span text:style-name="T3">$PATH= $PATH:/path_to_amdfilenam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ry the correct execution by typing kustomize from any terminal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o set up the kubernetes single-node cluster we first have to download the correct versions of _</text:span></text:span></text:p>
      <text:p text:style-name="P1"><text:span text:style-name="Source_20_Text"><text:span text:style-name="T3">Use apt-get for:</text:span></text:span></text:p>
      <text:p text:style-name="P1"><text:span text:style-name="Source_20_Text"><text:span text:style-name="T3">Kubeadm 1.20 &amp; Kubelet 1.20 </text:span></text:span></text:p>
      <text:p text:style-name="P1"><text:span text:style-name="Source_20_Text"><text:span text:style-name="T3">sudo apt-get install -y kubelet=1.20.0-00 kubeadm=1.20.0-00 <text:tab/>(--allow-downgrades if higher versions of them are already installed) </text:span></text:span></text:p>
      <text:p text:style-name="P1"><text:span text:style-name="Source_20_Text"><text:span text:style-name="T3">Kubectl 1.20: </text:span></text:span></text:p>
      <text:p text:style-name="P1"><text:span text:style-name="Source_20_Text"><text:span text:style-name="T3">curl -LO https://dl.k8s.io/release/v1.20.0/bin/linux/amd64/kubectl<text:tab/></text:span></text:span></text:p>
      <text:p text:style-name="P1"><text:span text:style-name="Source_20_Text"><text:span text:style-name="T3">Same steps of kustomize to set up properly the command on Linux OS</text:span></text:span></text:p>
      <text:p text:style-name="P1"><text:span text:style-name="Source_20_Text"><text:span text:style-name="T3"/></text:span></text:p>
      <text:p text:style-name="P1"><text:span text:style-name="Source_20_Text"><text:span text:style-name="T3">Restart system docker's deamon </text:span></text:span></text:p>
      <text:p text:style-name="P1"><text:soft-page-break/><text:span text:style-name="Source_20_Text"><text:span text:style-name="T3">sudo systemctl enable docker</text:span></text:span></text:p>
      <text:p text:style-name="P1"><text:span text:style-name="Source_20_Text"><text:span text:style-name="T3">sudo systemctl daemon-reload</text:span></text:span></text:p>
      <text:p text:style-name="P1"><text:span text:style-name="Source_20_Text"><text:span text:style-name="T3">sudo systemctl restart docker</text:span></text:span></text:p>
      <text:p text:style-name="P1"><text:span text:style-name="Source_20_Text"><text:span text:style-name="T3"/></text:span></text:p>
      <text:p text:style-name="P1"><text:span text:style-name="Source_20_Text"><text:span text:style-name="T3">Eventually reset the kubernetes cluster before redeploy it:</text:span></text:span></text:p>
      <text:p text:style-name="P1"><text:span text:style-name="Source_20_Text"><text:span text:style-name="T3"># Reset cluster if needed</text:span></text:span></text:p>
      <text:p text:style-name="P1"><text:span text:style-name="Source_20_Text"><text:span text:style-name="T3">sudo kubeadm reset</text:span></text:span></text:p>
      <text:p text:style-name="P1"><text:span text:style-name="Source_20_Text"><text:span text:style-name="T3">sudo rm -rf ~/.kub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Initialize the master node of the cluster following command.</text:span></text:span></text:p>
      <text:p text:style-name="P1"><text:span text:style-name="Source_20_Text"><text:span text:style-name="T3">sudo kubeadm init --pod-network-cidr=192.168.0.0/16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onfigure kubectl using :</text:span></text:span></text:p>
      <text:p text:style-name="P1"><text:span text:style-name="Source_20_Text"><text:span text:style-name="T3">mkdir -p $HOME/.kube</text:span></text:span></text:p>
      <text:p text:style-name="P1"><text:span text:style-name="Source_20_Text"><text:span text:style-name="T3">sudo cp -i /etc/kubernetes/admin.conf $HOME/.kube/config</text:span></text:span></text:p>
      <text:p text:style-name="P1"><text:span text:style-name="Source_20_Text"><text:span text:style-name="T3">sudo chown $(id -u):$(id -g) $HOME/.kube/config</text:span></text:span></text:p>
      <text:p text:style-name="P1"><text:span text:style-name="Source_20_Text"><text:span text:style-name="T3"/></text:span></text:p>
      <text:p text:style-name="P1"><text:span text:style-name="Source_20_Text"><text:span text:style-name="T3">Install Calico</text:span></text:span></text:p>
      <text:p text:style-name="P1"><text:span text:style-name="Source_20_Text"><text:span text:style-name="T3"><text:tab/><text:tab/></text:span></text:span></text:p>
      <text:p text:style-name="P1"><text:span text:style-name="Source_20_Text"><text:span text:style-name="T3"><text:tab/><text:tab/><text:tab/># Install the Tigera Calico operator and custom resource definitions.</text:span></text:span></text:p>
      <text:p text:style-name="P1"><text:span text:style-name="Source_20_Text"><text:span text:style-name="T3"><text:tab/><text:tab/><text:tab/>kubectl create -f https://docs.projectcalico.org/manifests/tigera-operator.yaml</text:span></text:span></text:p>
      <text:p text:style-name="P1"><text:span text:style-name="Source_20_Text"><text:span text:style-name="T3"><text:tab/><text:tab/><text:tab/></text:span></text:span></text:p>
      <text:p text:style-name="P1"><text:span text:style-name="Source_20_Text"><text:span text:style-name="T3"><text:tab/><text:tab/><text:tab/># Install Calico by creating the necessary custom resource.</text:span></text:span></text:p>
      <text:p text:style-name="P1"><text:span text:style-name="Source_20_Text"><text:span text:style-name="T3"><text:tab/><text:tab/><text:tab/>kubectl create -f https://docs.projectcalico.org/manifests/custom-resources.yaml</text:span></text:span></text:p>
      <text:p text:style-name="P1"><text:span text:style-name="Source_20_Text"><text:span text:style-name="T3"><text:tab/><text:tab/><text:tab/></text:span></text:span></text:p>
      <text:p text:style-name="P1"><text:span text:style-name="Source_20_Text"><text:span text:style-name="T3"><text:tab/><text:tab/><text:tab/># Confirm that all of the pods are running with the following command <text:s/>(takes about 20 s)</text:span></text:span></text:p>
      <text:p text:style-name="P1"><text:span text:style-name="Source_20_Text"><text:span text:style-name="T3"><text:tab/><text:tab/><text:tab/>watch kubectl get pods -n calico-system</text:span></text:span></text:p>
      <text:p text:style-name="P1"><text:soft-page-break/><text:span text:style-name="Source_20_Text"><text:span text:style-name="T3"><text:tab/><text:tab/><text:tab/></text:span></text:span></text:p>
      <text:p text:style-name="P1"><text:span text:style-name="Source_20_Text"><text:span text:style-name="T3"><text:tab/><text:tab/><text:tab/># Remove the taints on the master so that you can schedule pods on it.</text:span></text:span></text:p>
      <text:p text:style-name="P1"><text:span text:style-name="Source_20_Text"><text:span text:style-name="T3"><text:tab/><text:tab/><text:tab/>kubectl taint nodes --all node-role.kubernetes.io/master-</text:span></text:span></text:p>
      <text:p text:style-name="P1"><text:span text:style-name="Source_20_Text"><text:span text:style-name="T3">It is necessary to provide a default Storage Class to the cluster before deploying Kubeflow, since a lot of </text:span></text:span></text:p>
      <text:p text:style-name="P1"><text:span text:style-name="Source_20_Text"><text:span text:style-name="T3">kubeflow pods need some storage and relyies on PVCs and PV</text:span></text:span></text:p>
      <text:p text:style-name="P1"><text:span text:style-name="Source_20_Text"><text:span text:style-name="T3">Example of the used Storage class:</text:span></text:span></text:p>
      <text:p text:style-name="P1"><text:span text:style-name="Source_20_Text"><text:span text:style-name="T3"/></text:span></text:p>
      <text:p text:style-name="P1"><text:span text:style-name="Source_20_Text"><text:span text:style-name="T3">#Storage class :</text:span></text:span></text:p>
      <text:p text:style-name="P1"><text:span text:style-name="Source_20_Text"><text:span text:style-name="T3">apiVersion: storage.k8s.io/v1</text:span></text:span></text:p>
      <text:p text:style-name="P1"><text:span text:style-name="Source_20_Text"><text:span text:style-name="T3">kind: StorageClass</text:span></text:span></text:p>
      <text:p text:style-name="P1"><text:span text:style-name="Source_20_Text"><text:span text:style-name="T3">metadata:</text:span></text:span></text:p>
      <text:p text:style-name="P1"><text:span text:style-name="Source_20_Text"><text:span text:style-name="T3"><text:s text:c="2"/>name: kubeflow</text:span></text:span></text:p>
      <text:p text:style-name="P1"><text:span text:style-name="Source_20_Text"><text:span text:style-name="T3">provisioner: kubeflow.cttc.es</text:span></text:span></text:p>
      <text:p text:style-name="P1"><text:span text:style-name="Source_20_Text"><text:span text:style-name="T3">parameters:</text:span></text:span></text:p>
      <text:p text:style-name="P1"><text:span text:style-name="Source_20_Text"><text:span text:style-name="T3"><text:s text:c="2"/>archiveOnDelete: "false"</text:span></text:span></text:p>
      <text:p text:style-name="P1"><text:span text:style-name="Source_20_Text"><text:span text:style-name="T3">reclaimPolicy: Retain</text:span></text:span></text:p>
      <text:p text:style-name="P1"><text:span text:style-name="Source_20_Text"><text:span text:style-name="T3"/></text:span></text:p>
      <text:p text:style-name="P1"><text:span text:style-name="Source_20_Text"><text:span text:style-name="T3">Deploy with the kubectl apply -f command passing the YAML file nam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ag the Storage class as default in our cluster so it will be automatically chosen once we deploy pods.</text:span></text:span></text:p>
      <text:p text:style-name="P1"><text:span text:style-name="Source_20_Text"><text:span text:style-name="T3">kubectl patch storageclass classname -p '{"metadata": {"annotations":{"storageclass.kubernetes.io/is-default-class":"true"}}}'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clone the Kubeflow's manifest repository from github : </text:span></text:span></text:p>
      <text:p text:style-name="P1"><text:span text:style-name="Source_20_Text"><text:span text:style-name="T3">git clone https://github.com/kubeflow/manifests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wo deployment options are available : </text:span></text:span></text:p>
      <text:p text:style-name="P1"><text:soft-page-break/><text:span text:style-name="Source_20_Text"><text:span text:style-name="T3">It is possible to install all the components residing in the "apps" and "common" folder in a single command with:</text:span></text:span></text:p>
      <text:p text:style-name="P1"><text:span text:style-name="Source_20_Text"><text:span text:style-name="T3">while ! kustomize build example | kubectl apply -f -; do echo "Retrying to apply resources"; sleep 10; done</text:span></text:span></text:p>
      <text:p text:style-name="P1"><text:span text:style-name="Source_20_Text"><text:span text:style-name="T3"/></text:span></text:p>
      <text:p text:style-name="P1"><text:span text:style-name="Source_20_Text"><text:span text:style-name="T3">Otherwise we may install individually each component similarly by piping the kustomize output into the kubectl apply to deploy the related pods to the K8 cluster.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he advantage of the individual installation of each component is that the whole deployment is more tunable by deploying only the component needed for a specific project/experiment.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ert-Manager:</text:span></text:span></text:p>
      <text:p text:style-name="P1"><text:span text:style-name="Source_20_Text"><text:span text:style-name="T3">Is used by many Kubeflow components to provide certificates for admission webhooks.</text:span></text:span></text:p>
      <text:p text:style-name="P1"><text:span text:style-name="Source_20_Text"><text:span text:style-name="T3">#install cert-manager</text:span></text:span></text:p>
      <text:p text:style-name="P1"><text:span text:style-name="Source_20_Text"><text:span text:style-name="T3">kustomize build common/cert-manager/cert-manager/base | kubectl apply -f -</text:span></text:span></text:p>
      <text:p text:style-name="P1"><text:span text:style-name="Source_20_Text"><text:span text:style-name="T3">kustomize build common/cert-manager/kubeflow-issuer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Istio :</text:span></text:span></text:p>
      <text:p text:style-name="P1"><text:span text:style-name="Source_20_Text"><text:span text:style-name="T3">Is an important component of the Kubeflow platform, it manages envoy filter proxies for inbound and outbound traffic to the cluster and </text:span></text:span><text:span text:style-name="Source_20_Text"><text:span text:style-name="T4">it </text:span></text:span><text:span text:style-name="Source_20_Text"><text:span text:style-name="T3">is used by many Kubeflow components to secure their traffic, enforce network authorization and implement routing policies.</text:span></text:span></text:p>
      <text:p text:style-name="P1"><text:span text:style-name="Source_20_Text"><text:span text:style-name="T3"/></text:span></text:p>
      <text:p text:style-name="P1"><text:span text:style-name="Source_20_Text"><text:span text:style-name="T3">#install Istio</text:span></text:span></text:p>
      <text:p text:style-name="P1"><text:span text:style-name="Source_20_Text"><text:span text:style-name="T3">kustomize build common/istio-1-9/istio-crds/base | kubectl apply -f -</text:span></text:span></text:p>
      <text:p text:style-name="P1"><text:span text:style-name="Source_20_Text"><text:span text:style-name="T3">kustomize build common/istio-1-9/istio-namespace/base | kubectl apply -f -</text:span></text:span></text:p>
      <text:p text:style-name="P1"><text:span text:style-name="Source_20_Text"><text:span text:style-name="T3">kustomize build common/istio-1-9/istio-install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Dex:</text:span></text:span></text:p>
      <text:p text:style-name="P1"><text:span text:style-name="Source_20_Text"><text:span text:style-name="T3">Dex is an OpenID Connect Identity (OIDC) with multiple authentication backends. In this default installation, it includes a static user with email user@example.com. By default, the user's password is 12341234.</text:span></text:span></text:p>
      <text:p text:style-name="P1"><text:soft-page-break/><text:span text:style-name="Source_20_Text"><text:span text:style-name="T3">Anyway for production use it is recommended to modify it.</text:span></text:span></text:p>
      <text:p text:style-name="P1"><text:span text:style-name="Source_20_Text"><text:span text:style-name="T3"/></text:span></text:p>
      <text:p text:style-name="P1"><text:span text:style-name="Source_20_Text"><text:span text:style-name="T3">#install Dex:</text:span></text:span></text:p>
      <text:p text:style-name="P1"><text:span text:style-name="Source_20_Text"><text:span text:style-name="T3">kustomize build common/dex/overlays/istio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OIDC Authservice:</text:span></text:span></text:p>
      <text:p text:style-name="P1"><text:span text:style-name="Source_20_Text"><text:span text:style-name="T3">The OIDC AuthService extends your Istio Ingress-Gateway capabilities, to be able to function as an OIDC client</text:span></text:span></text:p>
      <text:p text:style-name="P1"><text:span text:style-name="Source_20_Text"><text:span text:style-name="T3"/></text:span></text:p>
      <text:p text:style-name="P1"><text:span text:style-name="Source_20_Text"><text:span text:style-name="T3">#install OIDC Authservice</text:span></text:span></text:p>
      <text:p text:style-name="P1"><text:span text:style-name="Source_20_Text"><text:span text:style-name="T3">kustomize build common/oidc-authservice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Knative:</text:span></text:span></text:p>
      <text:p text:style-name="P1"><text:span text:style-name="Source_20_Text"><text:span text:style-name="T3">Is a component used by KFserving to enble serverless functionalities to the servicies we upload to the kubeflo platform (ex: scale to zero)</text:span></text:span></text:p>
      <text:p text:style-name="P1"><text:span text:style-name="Source_20_Text"><text:span text:style-name="T3">#install Knative Serving</text:span></text:span></text:p>
      <text:p text:style-name="P1"><text:span text:style-name="Source_20_Text"><text:span text:style-name="T3">kustomize build common/knative/knative-serving/base | kubectl apply -f -</text:span></text:span></text:p>
      <text:p text:style-name="P1"><text:span text:style-name="Source_20_Text"><text:span text:style-name="T3">kustomize build common/istio-1-9/cluster-local-gateway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#install Knative Eventing ( optional but useful especially for logging )</text:span></text:span></text:p>
      <text:p text:style-name="P1"><text:span text:style-name="Source_20_Text"><text:span text:style-name="T3">kustomize build common/knative/knative-eventing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reate Kubeflow namespace in which will be deployed some of the pods ( i.e katib , jupyter notebooks , pipelines ...)</text:span></text:span></text:p>
      <text:p text:style-name="P1"><text:span text:style-name="Source_20_Text"><text:span text:style-name="T3"># the namespace is named "kubeflow" and can be created with the following command</text:span></text:span></text:p>
      <text:p text:style-name="P1"><text:span text:style-name="Source_20_Text"><text:span text:style-name="T3">kustomize build common/kubeflow-namespace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reate Kubeflow Cluster roles : kubeflow-view, kubeflow-edit and kubeflow-admin</text:span></text:span></text:p>
      <text:p text:style-name="P1"><text:span text:style-name="Source_20_Text"><text:span text:style-name="T3">Kubeflow's component aggregates permissions to these Cluster roles </text:span></text:span></text:p>
      <text:p text:style-name="P1"><text:span text:style-name="Source_20_Text"><text:span text:style-name="T3">#install Kubeflow Roles</text:span></text:span></text:p>
      <text:p text:style-name="P1"><text:soft-page-break/><text:span text:style-name="Source_20_Text"><text:span text:style-name="T3">kustomize build common/kubeflow-roles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Istio resources:</text:span></text:span></text:p>
      <text:p text:style-name="P1"><text:span text:style-name="Source_20_Text"><text:span text:style-name="T3">Created resources used by Kubeflow , "istio-gateway" pod will be deployed in "kubeflow" namespace</text:span></text:span></text:p>
      <text:p text:style-name="P1"><text:span text:style-name="Source_20_Text"><text:span text:style-name="T3"># install Istio resources</text:span></text:span></text:p>
      <text:p text:style-name="P1"><text:span text:style-name="Source_20_Text"><text:span text:style-name="T3">kustomize build common/istio-1-9/kubeflow-istio-resources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Kubeflow pipelines:</text:span></text:span></text:p>
      <text:p text:style-name="P1"><text:span text:style-name="Source_20_Text"><text:span text:style-name="T3">#This command install Multi-user Kubeflow pipelines official component for Docker-enabled K8s clusters</text:span></text:span></text:p>
      <text:p text:style-name="P1"><text:span text:style-name="Source_20_Text"><text:span text:style-name="T3">kustomize build apps/pipeline/upstream/env/platform-agnostic-multi-user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Alternatively it is possible to install standalone pipelines that doesn't support multi-user pipelines.</text:span></text:span></text:p>
      <text:p text:style-name="P1"><text:span text:style-name="Source_20_Text"><text:span text:style-name="T3"/></text:span></text:p>
      <text:p text:style-name="P1"><text:span text:style-name="Source_20_Text"><text:span text:style-name="T3">KFServing:</text:span></text:span></text:p>
      <text:p text:style-name="P1"><text:span text:style-name="Source_20_Text"><text:span text:style-name="T3">#This command install KFserving Kubeflow official component</text:span></text:span></text:p>
      <text:p text:style-name="P1"><text:span text:style-name="Source_20_Text"><text:span text:style-name="T3">kustomize build apps/kfserving/upstream/overlays/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Katib:</text:span></text:span></text:p>
      <text:p text:style-name="P1"><text:span text:style-name="Source_20_Text"><text:span text:style-name="T3">#This command install Katib Kubeflow official component</text:span></text:span></text:p>
      <text:p text:style-name="P1"><text:span text:style-name="Source_20_Text"><text:span text:style-name="T3">kustomize build apps/katib/upstream/installs/katib-with-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entral Dashboard:</text:span></text:span></text:p>
      <text:p text:style-name="P1"><text:span text:style-name="Source_20_Text"><text:span text:style-name="T3">#This command install Central Dashboard Kubeflow official component</text:span></text:span></text:p>
      <text:p text:style-name="P1"><text:span text:style-name="Source_20_Text"><text:span text:style-name="T3">kustomize build apps/centraldashboard/upstream/overlays/istio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Admission Webhook</text:span></text:span></text:p>
      <text:p text:style-name="P1"><text:soft-page-break/><text:span text:style-name="Source_20_Text"><text:span text:style-name="T3">#This command install Admission Webhook for PodDefaults</text:span></text:span></text:p>
      <text:p text:style-name="P1"><text:span text:style-name="Source_20_Text"><text:span text:style-name="T3">kustomize build apps/admission-webhook/upstream/overlays/cert-manager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Notebooks</text:span></text:span></text:p>
      <text:p text:style-name="P1"><text:span text:style-name="Source_20_Text"><text:span text:style-name="T3">#This command istall the Notebook Controller official kubeflow component</text:span></text:span></text:p>
      <text:p text:style-name="P1"><text:span text:style-name="Source_20_Text"><text:span text:style-name="T3">kustomize build apps/jupyter/notebook-controller/upstream/overlays/kubeflow | kubectl apply -f -</text:span></text:span></text:p>
      <text:p text:style-name="P1"><text:span text:style-name="Source_20_Text"><text:span text:style-name="T3">#This command install the Jupyter Web App official Kubeflow component</text:span></text:span></text:p>
      <text:p text:style-name="P1"><text:span text:style-name="Source_20_Text"><text:span text:style-name="T3">kustomize build apps/jupyter/jupyter-web-app/upstream/overlays/istio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Profiles+KFAM</text:span></text:span></text:p>
      <text:p text:style-name="P1"><text:span text:style-name="Source_20_Text"><text:span text:style-name="T3">#This command install the Profile Controller and the Kubeflow Access-Management (KFAM) official Kubeflow components</text:span></text:span></text:p>
      <text:p text:style-name="P1"><text:span text:style-name="Source_20_Text"><text:span text:style-name="T3">kustomize build apps/profiles/upstream/overlays/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Volumes Web App</text:span></text:span></text:p>
      <text:p text:style-name="P1"><text:span text:style-name="Source_20_Text"><text:span text:style-name="T3">#This command install Volume Web App official Kubeflow component</text:span></text:span></text:p>
      <text:p text:style-name="P1"><text:span text:style-name="Source_20_Text"><text:span text:style-name="T3">kustomize build apps/volumes-web-app/upstream/overlays/istio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ensorboard</text:span></text:span></text:p>
      <text:p text:style-name="P1"><text:span text:style-name="Source_20_Text"><text:span text:style-name="T3">#This command install the TensorBoard Web App official Kubeflow component</text:span></text:span></text:p>
      <text:p text:style-name="P1"><text:span text:style-name="Source_20_Text"><text:span text:style-name="T3">kustomize build apps/volumes-web-app/upstream/overlays/istio | kubectl apply -f -</text:span></text:span></text:p>
      <text:p text:style-name="P1"><text:span text:style-name="Source_20_Text"><text:span text:style-name="T3">#This command install the TensorBoard Controller official Kubeflow component</text:span></text:span></text:p>
      <text:p text:style-name="P1"><text:span text:style-name="Source_20_Text"><text:span text:style-name="T3">kustomize build apps/tensorboard/tensorboard-controller/upstream/overlays/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Training operator</text:span></text:span></text:p>
      <text:p text:style-name="P1"><text:span text:style-name="Source_20_Text"><text:span text:style-name="T3">#This command install the Training operator Kubeflow official component</text:span></text:span></text:p>
      <text:p text:style-name="P1"><text:soft-page-break/><text:span text:style-name="Source_20_Text"><text:span text:style-name="T3">kustomize build apps/training-operator/upstream/overlays/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MPI Operator</text:span></text:span></text:p>
      <text:p text:style-name="P1"><text:span text:style-name="Source_20_Text"><text:span text:style-name="T3">#This command install the MPI operator Kubeflow official component</text:span></text:span></text:p>
      <text:p text:style-name="P1"><text:span text:style-name="Source_20_Text"><text:span text:style-name="T3">kustomize build apps/mpi-job/upstream/overlays/kubeflow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reate a new namespace for the the default user (named kubeflow-user-example-com)</text:span></text:span></text:p>
      <text:p text:style-name="P1"><text:span text:style-name="Source_20_Text"><text:span text:style-name="T3">kustomize build common/user-namespace/base | kubectl apply -f -</text:span></text:span></text:p>
      <text:p text:style-name="P1"><text:span text:style-name="Source_20_Text"><text:span text:style-name="T3"/></text:span></text:p>
      <text:p text:style-name="P1"><text:span text:style-name="Source_20_Text"><text:span text:style-name="T3">Commands to check the correct installation of all the listed components</text:span></text:span></text:p>
      <text:p text:style-name="P1"><text:span text:style-name="Source_20_Text"><text:span text:style-name="T3"/></text:span></text:p>
      <text:p text:style-name="P1"><text:span text:style-name="Source_20_Text"><text:span text:style-name="T3">kubectl get pods -n cert-manager</text:span></text:span></text:p>
      <text:p text:style-name="P1"><text:span text:style-name="Source_20_Text"><text:span text:style-name="T3">kubectl get pods -n istio-system</text:span></text:span></text:p>
      <text:p text:style-name="P1"><text:span text:style-name="Source_20_Text"><text:span text:style-name="T3">kubectl get pods -n auth</text:span></text:span></text:p>
      <text:p text:style-name="P1"><text:span text:style-name="Source_20_Text"><text:span text:style-name="T3">kubectl get pods -n knative-eventing</text:span></text:span></text:p>
      <text:p text:style-name="P1"><text:span text:style-name="Source_20_Text"><text:span text:style-name="T3">kubectl get pods -n knative-serving</text:span></text:span></text:p>
      <text:p text:style-name="P1"><text:span text:style-name="Source_20_Text"><text:span text:style-name="T3">kubectl get pods -n kubeflow</text:span></text:span></text:p>
      <text:p text:style-name="P1"><text:span text:style-name="Source_20_Text"><text:span text:style-name="T3">kubectl get pods -n kubeflow-user-example-com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One of the way to connect to and access the Kubeflow cluster is through Port-forwarding, using the credentials from before </text:span></text:span></text:p>
      <text:p text:style-name="P1"><text:span text:style-name="Source_20_Text"><text:span text:style-name="T3">in the Dex section</text:span></text:span></text:p>
      <text:p text:style-name="P1"><text:span text:style-name="Source_20_Text"><text:span text:style-name="T3"># We can apply the port-forwarding to connect with the command:</text:span></text:span></text:p>
      <text:p text:style-name="P1"><text:span text:style-name="Source_20_Text"><text:span text:style-name="T3">kubectl port-forward svc/istio-ingressgateway -n istio-system 8080:80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oft-page-break/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<text:tab/><text:tab/><text:tab/>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3:57:44.466759723</meta:creation-date>
    <dc:date>2022-01-11T23:59:41.734617355</dc:date>
    <meta:editing-duration>PT1M58S</meta:editing-duration>
    <meta:editing-cycles>1</meta:editing-cycles>
    <meta:document-statistic meta:table-count="0" meta:image-count="0" meta:object-count="0" meta:page-count="9" meta:paragraph-count="159" meta:word-count="1292" meta:character-count="9641" meta:non-whitespace-character-count="8445"/>
    <meta:generator>LibreOffice/6.4.7.2$Linux_X86_64 LibreOffice_project/40$Build-2</meta:generator>
  </office:meta>
</office:document-meta>
</file>